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85fab" draw:textarea-horizontal-align="justify" draw:textarea-vertical-align="middle" draw:auto-grow-height="false" fo:min-height="2.95cm" fo:min-width="12.599cm"/>
    </style:style>
    <style:style style:name="gr2" style:family="graphic" style:parent-style-name="standard">
      <style:graphic-properties draw:fill-color="#303069" draw:textarea-horizontal-align="justify" draw:textarea-vertical-align="middle" draw:auto-grow-height="false" fo:min-height="9.05cm" fo:min-width="12.599cm"/>
    </style:style>
    <style:style style:name="gr3" style:family="graphic" style:parent-style-name="standard">
      <style:graphic-properties draw:fill-color="#ffc456" draw:textarea-horizontal-align="justify" draw:textarea-vertical-align="middle" draw:auto-grow-height="false" fo:min-height="2.75cm" fo:min-width="12.5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8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09cm" fo:min-width="0.8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1.907cm"/>
    </style:style>
    <style:style style:name="gr9" style:family="graphic" style:parent-style-name="standard">
      <style:graphic-properties svg:stroke-width="0.081cm" svg:stroke-color="#ffff00" draw:marker-start-width="0.321cm" draw:marker-end-width="0.321cm" draw:fill="none" draw:fill-color="#729fcf" draw:textarea-horizontal-align="justify" draw:textarea-vertical-align="middle" draw:auto-grow-height="false" fo:min-height="1.17cm" fo:min-width="3.2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ff00" draw:marker-start-width="0.321cm" draw:marker-end-width="0.321cm" draw:fill="none" draw:fill-color="#729fcf" draw:textarea-horizontal-align="justify" draw:textarea-vertical-align="middle" draw:auto-grow-height="false" fo:min-height="1.17cm" fo:min-width="2.3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6cm"/>
    </style:style>
    <style:style style:name="gr12" style:family="graphic" style:parent-style-name="standard">
      <style:graphic-properties svg:stroke-width="0.081cm" svg:stroke-color="#3333ff" draw:marker-start-width="0.321cm" draw:marker-end-width="0.321cm" draw:fill="none" draw:fill-color="#729fcf" draw:textarea-horizontal-align="justify" draw:textarea-vertical-align="middle" draw:auto-grow-height="false" fo:min-height="1.17cm" fo:min-width="4.1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596cm" fo:min-width="1.324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9900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7cm" fo:min-width="2.648cm"/>
    </style:style>
    <style:style style:name="P1" style:family="paragraph">
      <loext:graphic-properties draw:fill-color="#e85fab"/>
      <style:paragraph-properties fo:text-align="center"/>
      <style:text-properties fo:color="#ffffff"/>
    </style:style>
    <style:style style:name="P2" style:family="paragraph">
      <loext:graphic-properties draw:fill-color="#303069"/>
      <style:paragraph-properties fo:text-align="center"/>
      <style:text-properties fo:color="#ffffff"/>
    </style:style>
    <style:style style:name="P3" style:family="paragraph">
      <loext:graphic-properties draw:fill-color="#ffc456"/>
      <style:paragraph-properties fo:text-align="center"/>
      <style:text-properties fo:color="#ffffff"/>
    </style:style>
    <style:style style:name="P4" style:family="paragraph">
      <style:paragraph-properties fo:margin-top="0.185cm" fo:margin-bottom="0.185cm" fo:line-height="100%"/>
    </style:style>
    <style:style style:name="P5" style:family="paragraph">
      <style:paragraph-properties fo:margin-top="0.185cm" fo:margin-bottom="0.185cm"/>
    </style:style>
    <style:style style:name="P6" style:family="paragraph">
      <loext:graphic-properties draw:fill="none" draw:fill-color="#ffffff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ffffff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ffffff" fo:font-size="15pt" style:font-size-asian="15pt" style:font-size-complex="15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ff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000000" fo:font-size="15pt" style:font-size-asian="15pt" style:font-size-complex="15pt"/>
    </style:style>
    <style:style style:name="T8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3.099cm" svg:height="3.2cm" svg:x="9.065cm" svg:y="11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099cm" svg:height="9.3cm" svg:x="9.101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3.099cm" svg:height="3cm" svg:x="9.066cm" svg:y="1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8.58cm" svg:height="8.232cm" svg:x="9.22cm" svg:y="2.434cm">
          <draw:text-box>
            <text:p><text:span text:style-name="T1">class Student {</text:span></text:p>
            <text:p><text:span text:style-name="T1"><text:s text:c="4"/></text:span><text:span text:style-name="T1">public $name = ""; // </text:span><text:span text:style-name="T1">定义一个属性</text:span></text:p>
            <text:p><text:span text:style-name="T2"/></text:p>
            <text:p><text:span text:style-name="T1"><text:s text:c="4"/></text:span><text:span text:style-name="T1">// </text:span><text:span text:style-name="T1">定义一个方法用于设置属性</text:span><text:span text:style-name="T1">name</text:span></text:p>
            <text:p><text:span text:style-name="T1"><text:s text:c="4"/></text:span><text:span text:style-name="T1">public function setName($name) {</text:span></text:p>
            <text:p text:style-name="P4"><text:span text:style-name="T1"><text:s text:c="8"/></text:span><text:span text:style-name="T3">$this</text:span><text:span text:style-name="T1">-&gt;name = $name;</text:span></text:p>
            <text:p><text:span text:style-name="T1"><text:s text:c="4"/></text:span><text:span text:style-name="T1">}</text:span></text:p>
            <text:p><text:span text:style-name="T2"/></text:p>
            <text:p><text:span text:style-name="T1"><text:s text:c="4"/></text:span><text:span text:style-name="T1">// </text:span><text:span text:style-name="T1">定义一个方法用于获取属性</text:span><text:span text:style-name="T1">name</text:span></text:p>
            <text:p><text:span text:style-name="T1"><text:s text:c="4"/></text:span><text:span text:style-name="T1">public function getName() {</text:span></text:p>
            <text:p text:style-name="P5"><text:span text:style-name="T1"><text:s text:c="8"/></text:span><text:span text:style-name="T1">return </text:span><text:span text:style-name="T3">$this</text:span><text:span text:style-name="T1">-&gt;name;</text:span></text:p>
            <text:p><text:span text:style-name="T1"><text:s text:c="4"/></text:span><text:span text:style-name="T1">}</text:span></text:p>
            <text:p><text:span text:style-name="T1">}</text:span></text:p>
          </draw:text-box>
        </draw:frame>
        <draw:frame draw:style-name="gr5" draw:text-style-name="P7" draw:layer="layout" svg:width="1.311cm" svg:height="4.859cm" svg:x="19.865cm" svg:y="4.121cm">
          <draw:text-box>
            <text:p><text:span text:style-name="T4">代</text:span></text:p>
            <text:p><text:span text:style-name="T4">码</text:span></text:p>
            <text:p><text:span text:style-name="T4">空</text:span></text:p>
            <text:p><text:span text:style-name="T4">间</text:span></text:p>
          </draw:text-box>
        </draw:frame>
        <draw:frame draw:style-name="gr6" draw:text-style-name="P8" draw:layer="layout" svg:width="3.597cm" svg:height="0.962cm" svg:x="9.675cm" svg:y="12.366cm">
          <draw:text-box>
            <text:p><text:span text:style-name="T5">$zhangsan</text:span></text:p>
          </draw:text-box>
        </draw:frame>
        <draw:frame draw:style-name="gr7" draw:text-style-name="P8" draw:layer="layout" svg:width="1.59cm" svg:height="0.962cm" svg:x="19.475cm" svg:y="12.366cm">
          <draw:text-box>
            <text:p><text:span text:style-name="T5">$lisi</text:span></text:p>
          </draw:text-box>
        </draw:frame>
        <draw:frame draw:style-name="gr8" draw:text-style-name="P7" draw:layer="layout" svg:width="3cm" svg:height="1.403cm" svg:x="14.114cm" svg:y="12.146cm">
          <draw:text-box>
            <text:p><text:span text:style-name="T4">栈空间</text:span></text:p>
          </draw:text-box>
        </draw:frame>
        <draw:custom-shape draw:style-name="gr9" draw:text-style-name="P9" xml:id="id2" draw:id="id2" draw:layer="layout" svg:width="3.8cm" svg:height="1.5cm" svg:x="9.565cm" svg:y="12.1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" draw:id="id4" draw:layer="layout" svg:width="2.9cm" svg:height="1.5cm" svg:x="18.765cm" svg:y="12.111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706cm" svg:height="0.962cm" svg:x="9.275cm" svg:y="15.466cm">
          <draw:text-box>
            <text:p><text:span text:style-name="T6">new Student()</text:span></text:p>
          </draw:text-box>
        </draw:frame>
        <draw:frame draw:style-name="gr8" draw:text-style-name="P7" draw:layer="layout" svg:width="3cm" svg:height="1.403cm" svg:x="14.114cm" svg:y="15.246cm">
          <draw:text-box>
            <text:p><text:span text:style-name="T4">栈空间</text:span></text:p>
          </draw:text-box>
        </draw:frame>
        <draw:custom-shape draw:style-name="gr12" draw:text-style-name="P9" xml:id="id1" draw:id="id1" draw:layer="layout" svg:width="4.7cm" svg:height="1.5cm" svg:x="9.265cm" svg:y="15.19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706cm" svg:height="0.962cm" svg:x="17.275cm" svg:y="15.416cm">
          <draw:text-box>
            <text:p><text:span text:style-name="T6">new Student()</text:span></text:p>
          </draw:text-box>
        </draw:frame>
        <draw:custom-shape draw:style-name="gr12" draw:text-style-name="P9" xml:id="id3" draw:id="id3" draw:layer="layout" svg:width="4.7cm" svg:height="1.5cm" svg:x="17.265cm" svg:y="15.147cm">
          <text:p/>
          <draw:enhanced-geometry svg:viewBox="0 0 21600 21600" draw:type="rectangle" draw:enhanced-path="M 0 0 L 21600 0 21600 21600 0 21600 0 0 Z N"/>
        </draw:custom-shape>
        <draw:connector draw:style-name="gr13" draw:text-style-name="P11" draw:layer="layout" draw:line-skew="-1.324cm" svg:x1="9.265cm" svg:y1="15.947cm" svg:x2="9.565cm" svg:y2="12.861cm" draw:start-shape="id1" draw:start-glue-point="3" draw:end-shape="id2" draw:end-glue-point="3" svg:d="M9265 15947h-1865v-3086h2165" svg:viewBox="0 0 2166 3087">
          <text:p/>
        </draw:connector>
        <draw:connector draw:style-name="gr13" draw:text-style-name="P11" draw:layer="layout" draw:line-skew="1.059cm" svg:x1="21.965cm" svg:y1="15.897cm" svg:x2="21.665cm" svg:y2="12.861cm" draw:start-shape="id3" draw:start-glue-point="1" draw:end-shape="id4" svg:d="M21965 15897h1600v-3036h-1900" svg:viewBox="0 0 1901 3037">
          <text:p/>
        </draw:connector>
        <draw:custom-shape draw:style-name="gr14" draw:text-style-name="P12" xml:id="id5" draw:id="id5" draw:layer="layout" svg:width="1.904cm" svg:height="0.926cm" svg:x="10.2cm" svg:y="5.4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6" draw:id="id6" draw:layer="layout" svg:width="1.904cm" svg:height="0.926cm" svg:x="11.6cm" svg:y="8.497cm">
          <text:p/>
          <draw:enhanced-geometry svg:viewBox="0 0 21600 21600" draw:type="rectangle" draw:enhanced-path="M 0 0 L 21600 0 21600 21600 0 21600 0 0 Z N"/>
        </draw:custom-shape>
        <draw:connector draw:style-name="gr15" draw:text-style-name="P12" draw:layer="layout" draw:type="line" svg:x1="11.152cm" svg:y1="6.349cm" svg:x2="11.465cm" svg:y2="12.111cm" draw:start-shape="id5" draw:start-glue-point="2" draw:end-shape="id2" draw:end-glue-point="0" svg:d="M11152 6349l313 5762" svg:viewBox="0 0 314 5763">
          <text:p/>
        </draw:connector>
        <draw:connector draw:style-name="gr15" draw:text-style-name="P12" draw:layer="layout" draw:type="line" svg:x1="12.552cm" svg:y1="9.423cm" svg:x2="11.465cm" svg:y2="12.111cm" draw:start-shape="id6" draw:start-glue-point="2" draw:end-shape="id2" draw:end-glue-point="0" svg:d="M12552 9423l-1087 2688" svg:viewBox="0 0 1088 2689">
          <text:p/>
        </draw:connector>
        <draw:connector draw:style-name="gr15" draw:text-style-name="P12" draw:layer="layout" draw:type="line" svg:x1="12.104cm" svg:y1="5.886cm" svg:x2="20.215cm" svg:y2="12.111cm" draw:start-shape="id5" draw:start-glue-point="1" draw:end-shape="id4" draw:end-glue-point="0" svg:d="M12104 5886l8111 6225" svg:viewBox="0 0 8112 6226">
          <text:p/>
        </draw:connector>
        <draw:connector draw:style-name="gr15" draw:text-style-name="P12" draw:layer="layout" draw:type="line" svg:x1="13.504cm" svg:y1="8.96cm" svg:x2="20.215cm" svg:y2="12.111cm" draw:start-shape="id6" draw:start-glue-point="1" draw:end-shape="id4" draw:end-glue-point="0" svg:d="M13504 8960l6711 3151" svg:viewBox="0 0 6712 3152">
          <text:p/>
        </draw:connector>
        <draw:frame draw:style-name="gr16" draw:text-style-name="P13" draw:layer="layout" svg:width="1.031cm" svg:height="6.8cm" svg:x="6.2cm" svg:y="11cm">
          <draw:text-box>
            <text:p><text:span text:style-name="T7">对</text:span></text:p>
            <text:p><text:span text:style-name="T7">象</text:span></text:p>
            <text:p><text:span text:style-name="T7">引</text:span></text:p>
            <text:p><text:span text:style-name="T7">用</text:span></text:p>
            <text:p><text:span text:style-name="T7">堆</text:span></text:p>
            <text:p><text:span text:style-name="T7">栈</text:span></text:p>
            <text:p><text:span text:style-name="T7">空</text:span></text:p>
            <text:p><text:span text:style-name="T7">间</text:span></text:p>
          </draw:text-box>
        </draw:frame>
        <draw:frame draw:style-name="gr16" draw:text-style-name="P13" draw:layer="layout" svg:width="1.031cm" svg:height="6.8cm" svg:x="23.8cm" svg:y="10.8cm">
          <draw:text-box>
            <text:p><text:span text:style-name="T7">对</text:span></text:p>
            <text:p><text:span text:style-name="T7">象</text:span></text:p>
            <text:p><text:span text:style-name="T7">引</text:span></text:p>
            <text:p><text:span text:style-name="T7">用</text:span></text:p>
            <text:p><text:span text:style-name="T7">堆</text:span></text:p>
            <text:p><text:span text:style-name="T7">栈</text:span></text:p>
            <text:p><text:span text:style-name="T7">空</text:span></text:p>
            <text:p><text:span text:style-name="T7">间</text:span></text:p>
          </draw:text-box>
        </draw:frame>
        <draw:frame draw:style-name="gr17" draw:text-style-name="P14" draw:layer="layout" svg:width="3.148cm" svg:height="1.817cm" svg:x="12.235cm" svg:y="9.366cm">
          <draw:text-box>
            <text:p><text:span text:style-name="T8">动态指向栈</text:span></text:p>
            <text:p><text:span text:style-name="T8">空间数据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23:07:38.310547897</meta:creation-date>
    <dc:date>2017-01-16T00:39:27.626221570</dc:date>
    <meta:editing-duration>PT44S</meta:editing-duration>
    <meta:editing-cycles>2</meta:editing-cycles>
    <meta:generator>LibreOffice/5.1.4.2$Linux_X86_64 LibreOffice_project/10m0$Build-2</meta:generator>
    <meta:document-statistic meta:object-count="26"/>
  </office:meta>
</office:document-meta>
</file>